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388cm" fo:margin-bottom="0cm" style:contextual-spacing="false" fo:line-height="100%"/>
    </style:style>
    <style:style style:name="P2" style:family="paragraph" style:parent-style-name="Standard">
      <style:paragraph-properties fo:margin-top="0.388cm" fo:margin-bottom="0cm" style:contextual-spacing="false" fo:line-height="100%"/>
      <style:text-properties fo:font-weight="bold" style:font-weight-asian="bold"/>
    </style:style>
    <style:style style:name="P3" style:family="paragraph" style:parent-style-name="Standard">
      <style:paragraph-properties fo:margin-top="0.388cm" fo:margin-bottom="0cm" style:contextual-spacing="false" fo:line-height="100%"/>
      <style:text-properties style:font-name="Courier New" fo:background-color="#ffffff" style:font-name-asian="Courier New1" style:font-name-complex="Courier New1"/>
    </style:style>
    <style:style style:name="P4" style:family="paragraph" style:parent-style-name="Standard">
      <style:paragraph-properties fo:margin-top="0.388cm" fo:margin-bottom="0cm" style:contextual-spacing="false" fo:line-height="100%"/>
      <style:text-properties style:font-name="Courier New" style:font-name-asian="Courier New1" style:font-name-complex="Courier New1"/>
    </style:style>
    <style:style style:name="P5" style:family="paragraph" style:parent-style-name="Standard">
      <style:paragraph-properties fo:margin-top="0.388cm" fo:margin-bottom="0.388cm" style:contextual-spacing="false" fo:line-height="100%"/>
    </style:style>
    <style:style style:name="P6" style:family="paragraph" style:parent-style-name="Standard">
      <style:paragraph-properties fo:margin-top="0.494cm" fo:margin-bottom="0cm" style:contextual-spacing="false" fo:line-height="100%"/>
    </style:style>
    <style:style style:name="P7" style:family="paragraph" style:parent-style-name="Standard">
      <style:paragraph-properties fo:margin-top="0.494cm" fo:margin-bottom="0cm" style:contextual-spacing="false" fo:line-height="100%"/>
      <style:text-properties style:font-name="Courier New" style:font-name-asian="Courier New1" style:font-name-complex="Courier New1"/>
    </style:style>
    <style:style style:name="P8" style:family="paragraph" style:parent-style-name="Standard">
      <style:paragraph-properties fo:margin-top="0.494cm" fo:margin-bottom="0cm" style:contextual-spacing="false" fo:line-height="100%"/>
      <style:text-properties style:font-name="Courier New" officeooo:rsid="0019d471" officeooo:paragraph-rsid="0019d471" style:font-name-asian="Courier New1" style:font-name-complex="Courier New1"/>
    </style:style>
    <style:style style:name="P9" style:family="paragraph" style:parent-style-name="Standard">
      <style:paragraph-properties fo:margin-top="0.494cm" fo:margin-bottom="0cm" style:contextual-spacing="false" fo:line-height="100%">
        <style:tab-stops>
          <style:tab-stop style:position="8.202cm"/>
        </style:tab-stops>
      </style:paragraph-properties>
      <style:text-properties style:font-name="Courier New" officeooo:rsid="0019d471" officeooo:paragraph-rsid="0019d471" style:font-name-asian="Courier New1" style:font-name-complex="Courier New1"/>
    </style:style>
    <style:style style:name="P10" style:family="paragraph" style:parent-style-name="Standard">
      <style:paragraph-properties fo:margin-top="0.494cm" fo:margin-bottom="0cm" style:contextual-spacing="false" fo:line-height="100%"/>
      <style:text-properties style:font-name="Courier New" officeooo:rsid="001ae1ba" officeooo:paragraph-rsid="001ae1ba" style:font-name-asian="Courier New1" style:font-name-complex="Courier New1"/>
    </style:style>
    <style:style style:name="P11" style:family="paragraph" style:parent-style-name="Standard">
      <style:paragraph-properties fo:margin-top="0.494cm" fo:margin-bottom="0cm" style:contextual-spacing="false" fo:line-height="100%"/>
      <style:text-properties style:font-name="Courier New" fo:background-color="#ffffff" style:font-name-asian="Courier New1" style:font-name-complex="Courier New1"/>
    </style:style>
    <style:style style:name="P12" style:family="paragraph" style:parent-style-name="Standard" style:master-page-name="Standard">
      <style:paragraph-properties style:page-number="1"/>
    </style:style>
    <style:style style:name="P13" style:family="paragraph" style:parent-style-name="Standard">
      <style:paragraph-properties fo:margin-top="0.494cm" fo:margin-bottom="0cm" style:contextual-spacing="false" fo:line-height="100%"/>
      <style:text-properties style:font-name="Courier New" officeooo:rsid="0019d471" officeooo:paragraph-rsid="0019d471" style:font-name-asian="Courier New1" style:font-name-complex="Courier New1"/>
    </style:style>
    <style:style style:name="P14" style:family="paragraph" style:parent-style-name="Standard">
      <style:paragraph-properties fo:margin-top="0.494cm" fo:margin-bottom="0cm" style:contextual-spacing="false" fo:line-height="100%"/>
      <style:text-properties style:font-name="Courier New" officeooo:rsid="001dba84" officeooo:paragraph-rsid="001dba84" style:font-name-asian="Courier New1" style:font-name-complex="Courier New1"/>
    </style:style>
    <style:style style:name="T1" style:family="text">
      <style:text-properties fo:color="#242729" loext:opacity="100%" style:font-name="Courier New" fo:font-size="10pt" style:font-name-asian="Courier New1" style:font-size-asian="10pt" style:font-name-complex="Courier New1" style:font-size-complex="10pt"/>
    </style:style>
    <style:style style:name="T2" style:family="text">
      <style:text-properties fo:color="#242729" loext:opacity="100%" style:font-name="Courier New" fo:font-size="10pt" style:text-underline-style="solid" style:text-underline-width="auto" style:text-underline-color="font-color" style:font-name-asian="Courier New1" style:font-size-asian="10pt" style:font-name-complex="Courier New1" style:font-size-complex="10pt"/>
    </style:style>
    <style:style style:name="T3" style:family="text">
      <style:text-properties officeooo:rsid="001ae677"/>
    </style:style>
    <style:style style:name="T4" style:family="text">
      <style:text-properties officeooo:rsid="001b99a9"/>
    </style:style>
    <style:style style:name="T5" style:family="text">
      <style:text-properties officeooo:rsid="001cd1f5"/>
    </style:style>
    <style:style style:name="T6" style:family="text">
      <style:text-properties officeooo:rsid="001d8945"/>
    </style:style>
    <style:style style:name="T7" style:family="text">
      <style:text-properties officeooo:rsid="001dba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tab/> <text:tab/> <text:tab/> <text:tab/></text:p>
      <text:p text:style-name="Standard">#first letter of each command is small</text:p>
      <text:p text:style-name="P1">due to auto cap feature in google doc it is capital here</text:p>
      <text:p text:style-name="P1"/>
      <text:p text:style-name="P1"/>
      <text:p text:style-name="P1">git init # initialize a empty repository</text:p>
      <text:p text:style-name="P1"/>
      <text:p text:style-name="P1">git init amit # initialize an repository with name amit</text:p>
      <text:p text:style-name="P1"/>
      <text:p text:style-name="P1">git status #status of a repository</text:p>
      <text:p text:style-name="P1"/>
      <text:p text:style-name="P1">git rm --cached index.html #remivig a file form repository</text:p>
      <text:p text:style-name="P1"/>
      <text:p text:style-name="P1">git add filename.txt #add a particular file to directory</text:p>
      <text:p text:style-name="P1"/>
      <text:p text:style-name="P1">git add . # adds all files present in local directory</text:p>
      <text:p text:style-name="P1"/>
      <text:p text:style-name="P1">git commit -m “commit message”</text:p>
      <text:p text:style-name="P1"/>
      <text:p text:style-name="P1">touch .gitignore # this text file will store files/directories not to be added to repssitory</text:p>
      <text:p text:style-name="P1"/>
      <text:p text:style-name="P1">find . -size +1M |cat &gt;&gt; .gitignore</text:p>
      <text:p text:style-name="P1"/>
      <text:p text:style-name="P1"/>
      <text:p text:style-name="P1"/>
      <text:p text:style-name="P1"/>
      <text:p text:style-name="P1"/>
      <text:p text:style-name="P1">git branch branch_name #creating a branch</text:p>
      <text:p text:style-name="P1"><text:soft-page-break/></text:p>
      <text:p text:style-name="P1">git checkout my_branch #make a branch with name my_branch(if it does not exist, if it exist it switches from curretn branch to my_branch branch )</text:p>
      <text:p text:style-name="P1"/>
      <text:p text:style-name="P1">git merge my_branch (merge my_branch to the branch I am working on. When I branched all files from parent got copied to my_branch . Now after this merge command extra files in my_branch will also get added to present working branch.(upto last commit of datughter branch)</text:p>
      <text:p text:style-name="P1"/>
      <text:p text:style-name="P1"/>
      <text:p text:style-name="P1"/>
      <text:p text:style-name="P1">git rebase my_branch(will change commits to parent branch making us look daughter was never a branch))</text:p>
      <text:p text:style-name="P1"/>
      <text:p text:style-name="P1"/>
      <text:p text:style-name="P1"/>
      <text:p text:style-name="P1">git remote add origin git @github.com:amitkiucaa:ggjklfalgd.git create a remote of name “origin ” of url(git@.....git)</text:p>
      <text:p text:style-name="P5"/>
      <text:p text:style-name="P5"/>
      <text:p text:style-name="P2">(Before pushing anything please add your public ssh key to your github account in order to be able to use push/pull)</text:p>
      <text:p text:style-name="P1">git push -u origin master(if fast forwarding wont lose history) (def of origin in above line , you can push to other branch also)</text:p>
      <text:p text:style-name="P1">git push --force origin master(forcefully merge will lose history)</text:p>
      <text:p text:style-name="P1"/>
      <text:p text:style-name="P1">git push server_repo repository_name (server_repo: is deifned as git remote add server_repo &lt;url_of_repo&gt; i.e. analogus to origin</text:p>
      <text:p text:style-name="P1">(will push whatever is there in current working branch to url embadded in server_repo, with branch repository_name, if repository_name does not exist it will create it)</text:p>
      <text:p text:style-name="P1">git push server_repo repository_name:</text:p>
      <text:p text:style-name="P1"/>
      <text:p text:style-name="P1"/>
      <text:p text:style-name="P1"><text:soft-page-break/>Note : if you cloned some repository :</text:p>
      <text:p text:style-name="P1">and now you want to commit changes to the repository</text:p>
      <text:p text:style-name="P1">first set your user identity ie</text:p>
      <text:p text:style-name="P3">git config --global user.email ratewalamit@gmail.com</text:p>
      <text:p text:style-name="P3">git config --global user.name <text:s/>ratewalamit</text:p>
      <text:p text:style-name="P4">(remove –global to set identity to this repository only)</text:p>
      <text:p text:style-name="P1"/>
      <text:p text:style-name="P1">otehrewise you wont be able to commit changes.</text:p>
      <text:p text:style-name="P1"/>
      <text:p text:style-name="P1"/>
      <text:p text:style-name="P1"/>
      <text:p text:style-name="P5"><text:span text:style-name="T1">git push --mirror</text:span><text:a xlink:type="simple" xlink:href="https://github.com/exampleuser/new-repository.git" text:style-name="ListLabel_20_1" text:visited-style-name="ListLabel_20_1"><text:span text:style-name="T1"> </text:span></text:a><text:a xlink:type="simple" xlink:href="https://github.com/exampleuser/new-repository.git" text:style-name="ListLabel_20_2" text:visited-style-name="ListLabel_20_2"><text:span text:style-name="T2">https://github.com/exampleuser/new-repository.git</text:span></text:a><text:span text:style-name="T1"> #will push exact mirror image of the repository to the repository defined by the link</text:span></text:p>
      <text:p text:style-name="P1"/>
      <text:p text:style-name="Standard"/>
      <text:p text:style-name="Standard"><text:tab/> <text:tab/> <text:tab/> <text:tab/></text:p>
      <text:p text:style-name="Standard">Git Push</text:p>
      <text:p text:style-name="P1"/>
      <text:p text:style-name="P1">git push server_repo local_branch_name:server_branch_name</text:p>
      <text:p text:style-name="P1"/>
      <text:p text:style-name="P1"><text:tab/>server_repo : contain url of the repository</text:p>
      <text:p text:style-name="P1"><text:tab/>if local_branch_name dont exist &gt; will give error</text:p>
      <text:p text:style-name="P1">if server_branch_name dont exist &gt; will create server_branch_name branch at server</text:p>
      <text:p text:style-name="P1">if both exist will paste local_bramch_name into serer_branch_name</text:p>
      <text:p text:style-name="P1"/>
      <text:p text:style-name="P1"/>
      <text:p text:style-name="P1"/>
      <text:p text:style-name="P1">Git Merge</text:p>
      <text:p text:style-name="P1"/>
      <text:p text:style-name="P1"><text:soft-page-break/></text:p>
      <text:p text:style-name="P1">Git pull</text:p>
      <text:p text:style-name="P1"/>
      <text:p text:style-name="P1"/>
      <text:p text:style-name="P1">git pull origin source_branch:desitanton_branch</text:p>
      <text:p text:style-name="P1"/>
      <text:p text:style-name="P1">use --force to forcefull copy</text:p>
      <text:p text:style-name="P1"/>
      <text:p text:style-name="P1"/>
      <text:p text:style-name="P3">git pull --force origin new_branch2:master</text:p>
      <text:p text:style-name="P1"/>
      <text:p text:style-name="P1"><text:tab/> <text:tab/> <text:tab/> <text:tab/></text:p>
      <text:p text:style-name="P11">git pull --force origin new_branch2:master</text:p>
      <text:p text:style-name="P7"/>
      <text:p text:style-name="P7"/>
      <text:p text:style-name="P7"/>
      <text:p text:style-name="P7"/>
      <text:p text:style-name="P7"/>
      <text:p text:style-name="P7"/>
      <text:p text:style-name="P6"/>
      <text:p text:style-name="P7"/>
      <text:p text:style-name="P7"/>
      <text:p text:style-name="P7"/>
      <text:p text:style-name="P7"/>
      <text:p text:style-name="P7"/>
      <text:p text:style-name="P7"/>
      <text:p text:style-name="P7"><text:soft-page-break/></text:p>
      <text:p text:style-name="P7">Git mer<text:span text:style-name="T3">ge</text:span></text:p>
      <text:p text:style-name="P8">first ceckout to the branch where you want to merge( ie Master)</text:p>
      <text:p text:style-name="P8">now use:</text:p>
      <text:p text:style-name="P8">git merge bracnh_name <text:s text:c="4"/>(it will merge branchname to Master)</text:p>
      <text:p text:style-name="P9">if there is any commin file in branch_name and master: it will be kept<text:span text:style-name="T4">( </text:span><text:span text:style-name="T5">If you merge updated copy of the file then it will simply replace updated copy with the orignal in master. But if in branchname there are come changes made,then you commited in branchname, now you have come to master made some changes and commited in master, now you want to merge , since in master the copy is updated one, hence it will raise some conflicts and ask u to address them.</text:span><text:span text:style-name="T4">)</text:span></text:p>
      <text:p text:style-name="P8">if there are files in master not in branch_name : <text:span text:style-name="T7">keep those as it is</text:span></text:p>
      <text:p text:style-name="P8">if there are files in branch_name not in master: wo<text:span text:style-name="T6">uld</text:span> be copied to master</text:p>
      <text:p text:style-name="P14">(Note if there was a file present in both repo esrlier and it has been deleted in brach_name, on mergng exp to master this file in the master will also be deleted.)</text:p>
      <text:p text:style-name="P8"/>
      <text:p text:style-name="P8"/>
      <text:p text:style-name="P10">Now: if two branches ie master and exp are mergeed </text:p>
      <text:p text:style-name="P10">and you make changes to master</text:p>
      <text:p text:style-name="P10">it will also be copied to exp</text:p>
      <text:p text:style-name="P10">now checkout to exp</text:p>
      <text:p text:style-name="P10">you will see new files from master in exp</text:p>
      <text:p text:style-name="P10">but now make chaneges in exp after checking out ie add 1 file</text:p>
      <text:p text:style-name="P10">now checkout back to master</text:p>
      <text:p text:style-name="P10">now make changes in master again </text:p>
      <text:p text:style-name="P10">these new changes wont be there in exp agian since it was checked out earlier.</text:p>
      <text:p text:style-name="P10"><text:soft-page-break/></text:p>
      <text:p text:style-name="P10"/>
      <text:p text:style-name="P6"/>
      <text:p text:style-name="P6"/>
      <text:p text:style-name="P1"/>
      <text:p text:style-name="P1"/>
      <text:p text:style-name="P1"/>
      <text:p text:style-name="P1"/>
      <text:p text:style-name="Standard">// delete branch locally</text:p>
      <text:p text:style-name="Standard">git branch -d localBranchName</text:p>
      <text:p text:style-name="Standard"/>
      <text:p text:style-name="Standard">// delete branch remotely</text:p>
      <text:p text:style-name="Standard">git push origin --delete remoteBranchName</text:p>
      <text:p text:style-name="P1"/>
      <text:p text:style-name="P1"/>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242729" loext:opacity="100%"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242729" loext:opacity="100%" style:font-name="Courier New" fo:font-family="'Courier New'" style:font-family-generic="roman" style:font-pitch="variable" fo:font-size="10pt" style:text-underline-style="solid" style:text-underline-width="auto" style:text-underline-color="font-color"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6.2$Linux_X86_64 LibreOffice_project/00$Build-2</meta:generator>
    <dc:date>2021-08-05T18:51:36.040504497</dc:date>
    <meta:editing-duration>PT34M30S</meta:editing-duration>
    <meta:editing-cycles>5</meta:editing-cycles>
    <meta:document-statistic meta:table-count="0" meta:image-count="0" meta:object-count="0" meta:page-count="6" meta:paragraph-count="66" meta:word-count="713" meta:character-count="4237" meta:non-whitespace-character-count="3566"/>
  </office:meta>
</office:document-meta>
</file>